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2" style:family="paragraph" style:parent-style-name="Standard">
      <style:text-properties style:rfc-language-tag="es-419" fo:language="es"/>
    </style:style>
    <style:style style:name="P3" style:family="paragraph" style:parent-style-name="Standard">
      <style:text-properties style:rfc-language-tag="es-419" fo:language="es" fo:font-weight="bold" officeooo:rsid="0009436f" officeooo:paragraph-rsid="0009436f" style:font-weight-asian="bold" style:font-weight-complex="bold"/>
    </style:style>
    <style:style style:name="P4" style:family="paragraph" style:parent-style-name="Standard">
      <style:text-properties style:rfc-language-tag="es-419" fo:language="es" fo:font-weight="normal" officeooo:rsid="0009436f" officeooo:paragraph-rsid="0009436f" style:font-weight-asian="normal" style:font-weight-complex="normal"/>
    </style:style>
    <style:style style:name="T1" style:family="text">
      <style:text-properties officeooo:rsid="000a53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9/02/16</text:p>
      <text:p text:style-name="P2">Creé el repositorio del proyecto en GitHub, además de crear la estructura de carpetas para la organización del mismo.</text:p>
      <text:p text:style-name="P3">10/02/16</text:p>
      <text:p text:style-name="P4">Preparé mi entorno de desarrollo en Linux con las herramientas necesarias: Eclipse IDE, Git, Doxygen, etc. <text:span text:style-name="T1">Investigué en internet sobre formas de renderizar objetos 2d en C++, encontré, instalé y probé las bibliotecas SFML, las cuales pueden resultar de mucha ayuda para el desarrollo de Crazy Breako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ias Chaves Fallas</meta:initial-creator>
    <meta:editing-cycles>5</meta:editing-cycles>
    <meta:creation-date>2016-02-10T03:24:00</meta:creation-date>
    <dc:date>2016-02-10T17:15:43.044809599</dc:date>
    <meta:editing-duration>PT42M10S</meta:editing-duration>
    <meta:generator>LibreOffice/5.0.2.2$Linux_X86_64 LibreOffice_project/00m0$Build-2</meta:generator>
    <meta:document-statistic meta:table-count="0" meta:image-count="0" meta:object-count="0" meta:page-count="1" meta:paragraph-count="4" meta:word-count="68" meta:character-count="436" meta:non-whitespace-character-count="3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